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 – submiss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))0</text:p>
          </table:table-cell>
        </table:table-row>
        <table:table-row table:style-name="ro1" table:number-rows-repeated="104836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68:Sheet1.C171 Sheet1.C173:Sheet1.C174 Sheet1.C108:Sheet1.C133 Sheet1.C177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6:39:17.4380831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5T23:38:09.630286667</dc:date>
    <meta:editing-duration>P3DT11H26M18S</meta:editing-duration>
    <meta:editing-cycles>267</meta:editing-cycles>
    <meta:generator>LibreOffice/7.3.1.3$Linux_X86_64 LibreOffice_project/30$Build-3</meta:generator>
    <meta:document-statistic meta:table-count="1" meta:cell-count="891" meta:object-count="0"/>
  </office:meta>
</office:document-meta>
</file>